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lef" svg:font-family="Ale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ef1" svg:font-family="Ale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-0.5118in" fo:margin-right="-0.5118in" fo:margin-top="0in" fo:margin-bottom="0in" style:contextual-spacing="false" fo:line-height="115%" fo:text-align="justify" style:justify-single-word="false" fo:text-indent="0in" style:auto-text-indent="false"/>
      <style:text-properties officeooo:paragraph-rsid="001cce0d"/>
    </style:style>
    <style:style style:name="P2" style:family="paragraph" style:parent-style-name="Standard">
      <style:paragraph-properties fo:margin-left="-0.5118in" fo:margin-right="-0.5118in" fo:margin-top="0in" fo:margin-bottom="0in" style:contextual-spacing="false" fo:line-height="115%" fo:text-align="center" style:justify-single-word="false" fo:text-indent="0in" style:auto-text-indent="false"/>
      <style:text-properties fo:color="#c9211e" loext:opacity="100%" style:font-name="Alef" fo:font-size="10pt" fo:font-weight="bold" officeooo:paragraph-rsid="001cce0d" style:font-name-asian="Alef1" style:font-size-asian="10pt" style:font-weight-asian="bold" style:font-name-complex="Alef1" style:font-size-complex="10pt" style:font-weight-complex="bold"/>
    </style:style>
    <style:style style:name="P3" style:family="paragraph" style:parent-style-name="Standard">
      <style:paragraph-properties fo:margin-left="-0.5118in" fo:margin-right="-0.5118in" fo:margin-top="0in" fo:margin-bottom="0in" style:contextual-spacing="false" fo:line-height="115%" fo:text-align="justify" style:justify-single-word="false" fo:text-indent="0in" style:auto-text-indent="false"/>
      <style:text-properties style:font-name="Alef" fo:font-size="10pt" officeooo:paragraph-rsid="001cce0d" style:font-name-asian="Alef1" style:font-size-asian="10pt" style:font-name-complex="Alef1" style:font-size-complex="10pt"/>
    </style:style>
    <style:style style:name="P4" style:family="paragraph" style:parent-style-name="Standard">
      <style:paragraph-properties fo:margin-left="-0.5118in" fo:margin-right="-0.5118in" fo:margin-top="0in" fo:margin-bottom="0in" style:contextual-spacing="false" fo:line-height="115%" fo:text-align="justify" style:justify-single-word="false" fo:text-indent="0in" style:auto-text-indent="false"/>
      <style:text-properties style:font-name="Alef" fo:font-size="10pt" officeooo:paragraph-rsid="001e59a6" style:font-name-asian="Alef1" style:font-size-asian="10pt" style:font-name-complex="Alef1" style:font-size-complex="10pt"/>
    </style:style>
    <style:style style:name="P5" style:family="paragraph" style:parent-style-name="Standard">
      <style:paragraph-properties fo:margin-left="-0.5118in" fo:margin-right="-0.5118in" fo:margin-top="0in" fo:margin-bottom="0in" style:contextual-spacing="false" fo:line-height="115%" fo:text-align="justify" style:justify-single-word="false" fo:text-indent="0in" style:auto-text-indent="false"/>
      <style:text-properties officeooo:paragraph-rsid="001cce0d"/>
    </style:style>
    <style:style style:name="P6" style:family="paragraph" style:parent-style-name="Text_20_body">
      <style:paragraph-properties fo:margin-left="-0.5118in" fo:margin-right="-0.5118in" fo:margin-top="0in" fo:margin-bottom="0in" style:contextual-spacing="false" fo:line-height="115%" fo:text-align="justify" style:justify-single-word="false" fo:text-indent="0in" style:auto-text-indent="false"/>
      <style:text-properties style:font-name="Alef" fo:font-size="10pt" officeooo:paragraph-rsid="001cce0d" style:font-name-asian="Alef1" style:font-size-asian="10pt" style:font-name-complex="Alef1" style:font-size-complex="10pt"/>
    </style:style>
    <style:style style:name="P7" style:family="paragraph" style:parent-style-name="Text_20_body">
      <style:paragraph-properties fo:margin-left="-0.5118in" fo:margin-right="-0.5118in" fo:margin-top="0in" fo:margin-bottom="0in" style:contextual-spacing="false" fo:line-height="115%" fo:text-align="justify" style:justify-single-word="false" fo:text-indent="0in" style:auto-text-indent="false"/>
      <style:text-properties style:font-name="Alef" fo:font-size="10pt" officeooo:paragraph-rsid="001e59a6" style:font-name-asian="Alef1" style:font-size-asian="10pt" style:font-name-complex="Alef1" style:font-size-complex="10pt"/>
    </style:style>
    <style:style style:name="T1" style:family="text">
      <style:text-properties style:font-name="Alef" fo:font-size="10pt" style:font-name-asian="Alef1" style:font-size-asian="10pt" style:font-name-complex="Alef1" style:font-size-complex="10pt"/>
    </style:style>
    <style:style style:name="T2" style:family="text">
      <style:text-properties style:font-name="Alef" fo:font-size="10pt" fo:font-weight="bold" style:font-name-asian="Alef1" style:font-size-asian="10pt" style:font-weight-asian="bold" style:font-name-complex="Alef1" style:font-size-complex="10pt" style:font-weight-complex="bold"/>
    </style:style>
    <style:style style:name="T3" style:family="text">
      <style:text-properties style:font-name="Alef" fo:font-size="11pt" style:font-name-asian="Alef1" style:font-size-asian="11pt" style:font-name-complex="Alef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bbes</text:p>
      <text:p text:style-name="P3">Hobbes visse durante un periodo instabile e sanguinoso dell’Inghilterra. Il suo pensiero è caratterizzato da un posizione molto radicale: egli era un sostenitore del governo monarchico assoluto e della concezione secondo cui il re ricevere il potere per diritto divino. Per lui il potere reale assoluto era l’unico modo per contrastare il disordine della società. </text:p>
      <text:p text:style-name="P1"><text:span text:style-name="T1">Nelle sue opere descrive la sua esperienza personale; durante la sua vita ha ha subito l’individualismo e l’aggressività umana: sua madre lo partorisce prematuramente a causa dello spavento per l’arrivo in Inghilterra dell'Invincibile Armada (1588) e per questo si definisce</text:span><text:span text:style-name="T2"> “fratello gemello della paura”</text:span><text:span text:style-name="T1">; assiste alla Rivoluzione inglese. Nel 1640 si rifugia in Francia a Parigi per paura che le sue idee monarchiche potessero scatenare violente reazioni da parte dei sostenitori del Parlamento; dopo </text:span><text:span text:style-name="T3">11 </text:span><text:span text:style-name="T1">anni di esilio volontario torna a Londra perché ha paura di essere ucciso per le sue idee politiche.</text:span></text:p>
      <text:p text:style-name="P1"><text:span text:style-name="T1">La sua situazione personale influenza anche il suo pensiero: egli sostiene che si deve mantenere la pace attraverso l’applicazione della legge e attraverso un potere forte; ha una </text:span><text:span text:style-name="T2">visione</text:span><text:span text:style-name="T1"> </text:span><text:span text:style-name="T2">pessimistica dell’essere</text:span><text:span text:style-name="T1"> umano giudicato egoista, avido e violento (Pascal e Montaigne) che è dominato dal proprio interesse personale che lo porta ad agire negativamente nei confronti del prossimo ed è causa del conflitto di tutti contro tutti.</text:span></text:p>
      <text:p text:style-name="P3">Egli inoltre afferma che senza la presenza di un potere forte che detta le regole, perché in caso contrario tutti si sentono uguali, nessuno avrebbe paura di essere dominato dall’altro e questo scatenerebbe conflitti. Per questo la sua dottrina politica afferma che per esistere una comunità civile, ordinata e pacifica è necessario il potere assoluto del sovrano che deve garantire la pace.</text:p>
      <text:p text:style-name="P1"><text:span text:style-name="T1">Egli attraverso delle argomentazioni vuole dimostrare che </text:span><text:span text:style-name="T2">l’assolutismo politico</text:span><text:span text:style-name="T1"> è una necessità logica e razionale derivata da una ragionamento attraverso un metodo rigoroso.</text:span></text:p>
      <text:p text:style-name="P1"><text:span text:style-name="T1">La sua </text:span><text:span text:style-name="T2">teoria materialistica </text:span><text:span text:style-name="T1">è meccanicistica e deterministica. Egli afferma che non solo le funzioni fisiologiche ma anche quelle mentali devono essere spiegate in termini materiali senza usare principi spirituali.</text:span></text:p>
      <text:p text:style-name="P3">L’uomo è un essere naturale e corporeo e tutta la sua conoscenza deriva dai sensi. </text:p>
      <text:p text:style-name="P1"><text:span text:style-name="T1">La </text:span><text:span text:style-name="T2">conoscenza</text:span><text:span text:style-name="T1"> si sviluppa attraverso</text:span><text:span text:style-name="T2"> 3 livelli:</text:span></text:p>
      <text:p text:style-name="P1"><text:span text:style-name="T1">-</text:span><text:span text:style-name="T2"> sensazione</text:span><text:span text:style-name="T1">: nella sua opera “Leviatano” afferma che ogni conoscenza deriva dai sensi e la sensazione nasce da un movimento sollecitato dagli oggetti esterni sensibili negli organi di senso e attraverso i nervi arriva al cervello; successivamente l’apparato percettivo dell’uomo produce le immagini di questi oggetti, cioè la rappresentazione delle loro qualità.</text:span></text:p>
      <text:p text:style-name="P1"><text:span text:style-name="T1">- </text:span><text:span text:style-name="T2">immaginazione</text:span><text:span text:style-name="T1">: le immagini sensibili rimangono nella memoria e si collegano alle altre che sono progressivamente più attenuate <text:s/>e formano l’immaginazione: che non è immateriale e si limita a connettere le sensazioni.</text:span></text:p>
      <text:p text:style-name="P1"><text:span text:style-name="T1">-</text:span><text:span text:style-name="T2">intelletto</text:span><text:span text:style-name="T1">: l’intelletto collega i nomi attribuiti convenzionalmente dal linguaggio alle immagini delle cose e si ottiene un affermazione; raggruppando più affermazioni si ottiene un sillogismo o una dimostrazione (corpo+animato+razionale = uomo – razionale = animale). La </text:span><text:span text:style-name="T2">ragione</text:span><text:span text:style-name="T1">, la suprema facoltà della conoscenza, è una facoltà che calcola o attività computazionale. Questa procedura vale per tutta la conoscenza.</text:span></text:p>
      <text:p text:style-name="P1"><text:span text:style-name="T1">Hobbes pensa che la </text:span><text:span text:style-name="T2">scienza</text:span><text:span text:style-name="T1"> non rispecchi la realtà, ma è una rete di concetti convenzionali. Per lui l’uomo non può conoscere le cause dei fenomeni perché il mondo è stato creato da Dio e quindi non si può avere la vera conoscenza della natura e la ragione può elaborare solo concetti individuali delle cose. Al contrario l’uomo può conoscere scientificamente la politica perché è una costruzione umana.</text:span></text:p>
      <text:p text:style-name="P1"><text:span text:style-name="T1">La ragione può solo definire i concetti e lo fa attraverso il linguaggio, senza il quale non ci sarebbero la società, ma solo lotta e inciviltà. Attraverso il linguaggio possiamo pensare ed esprimere il nostro pensiero. Il </text:span><text:span text:style-name="T2">linguaggio</text:span><text:span text:style-name="T1"> ha due funzioni: serve per memorizzare le cose, per far comprendere agli altri il nostro pensiero.</text:span></text:p>
      <text:p text:style-name="P1"><text:span text:style-name="T1">Le </text:span><text:span text:style-name="T2">parole</text:span><text:span text:style-name="T1"> (signa/traccia) sono segni convenzionali che hanno il compito di indicare i concetti delle cose: ci sono parole che indicano cose individuali (questo cavallo) e altre che indicano molte cose e per questo dette “universali”. I nomi universali sono attribuiti a molti elementi che hanno simili qualità (cavallo).</text:span></text:p>
      <text:p text:style-name="P3">Le parole sono lo strumento necessario alla ragione umana (calcolatrice) di creare la generalizzazione necessaria alla costruzione della struttura della scienza e della conoscenza.</text:p>
      <text:p text:style-name="P3">Per Hobbes tutta l’attività mentale dipende dalla sensazione e dal movimento, perché da essi derivano le immagini delle cose a cui vengono dati i nomi usati nei ragionamenti.</text:p>
      <text:p text:style-name="P1"><text:span text:style-name="T1">A differenza di Cartesio, egli affermava che il pensiero, la volontà e le emozioni sono riconducibili alla materia corporea e alla sua azione sul cervello che mette poi in moto il corpo; anche l’anima è parte del corpo, quindi </text:span><text:soft-page-break/><text:span text:style-name="T1">il corpo è l’unica realtà e il movimento è l’unico principio di spiegazione dei fenomeni naturali. Anche Dio è corporeo, perché se no non esisterebbe.</text:span></text:p>
      <text:p text:style-name="P1"><text:span text:style-name="T1"/></text:p>
      <text:p text:style-name="P7">Il linguaggio permette dunque la conoscenza perché la base del ragionamento c'è un'attività computazionale di sottrazione o di addizione di qualità primarie secondarie e terziarie alle immagini che noi abbiamo derivate direttamente dall oggetto sensi oggetto produco un'immagine a questo punto l'immagine la collega un altro immagine attraverso il linguaggio poi sempre attraverso il linguaggio sommo sottraggo collego e rielaboro, conosciamo corpi conosciamo con il corpi di conosciamo attraverso i sensi e poi corpi conosciamo attraverso i sensi li rendiamo oggetti di ragionamento e traverso attività intellettuali che utilizza il linguaggio per connettere per memorizzare per comunicare i principi della realtà dunque conoscitiva della realtà scientifica sono i corpi movimenti l'uomo che fare con corpi e con il movimento dei corpi e di corpi verso l'uomo che conosce tutto e corporeo e i corpi con il momento sui corpi che noi produciamo.</text:p>
      <text:p text:style-name="P4"><text:span text:style-name="T1"/></text:p>
      <text:p text:style-name="P1"><text:span text:style-name="T1">Anche il bene e il male, i sentimenti sono corporei: </text:span><text:span text:style-name="T2">bene</text:span><text:span text:style-name="T1"> è cioè che l’uomo desidera e favorisce la sua conservazione, </text:span><text:span text:style-name="T2">male</text:span><text:span text:style-name="T1"> ciò che respinge e minaccia la sua sopravvivenza; i </text:span><text:span text:style-name="T2">sentimenti</text:span><text:span text:style-name="T1"> sono manifestazioni dell’istinto di conservazione e dell’amor proprio.</text:span></text:p>
      <text:p text:style-name="P1"><text:span text:style-name="T1">Lui sostiene il </text:span><text:span text:style-name="T2">determinismo</text:span><text:span text:style-name="T1"> della volontà “libertà di fare ciò che la volontà ha deciso”; la volontà non è libera ma dipende da fattori esterni all’uomo. Per lui esiste solo la </text:span><text:span text:style-name="T2">libertà di azione</text:span><text:span text:style-name="T1">, cioè la mancanza di costrizione nel fare un’attività scelta dalla volontà. L’uomo agisce sempre mosso dall’appetito (desiderio) o dal timore che sono due stimoli a cui la volontà non si può sottrarre.</text:span></text:p>
      <text:p text:style-name="P1"><text:span text:style-name="T1">L’uomo è essere corporeo con una ragione intesa come facoltà calcolatrice e con desideri egoistici. Quindi l’uomo non è istintivamente socievole. Nello </text:span><text:span text:style-name="T2">“stato di natura” </text:span><text:span text:style-name="T1"><text:s/>prima che si formasse la società, ogni uomo ha illimitata libertà individuale e cerca di procurarsi quello che serve alla sua sopravvivenza (il suo bene a discapito del bene altrui). Non esiste limite ai diritti di un individuo e quindi è inevitabile la sopraffazione reciproco. Nello stato di natura non c’è spazio per il lavoro, la scienza e le arti; la vita dell’uomo è solitaria, misera, violenta e breve. La natura umana è predisposta alla guerra, alla violenza e sopraffazione reciproca caratteristiche dello stato di natura.</text:span></text:p>
      <text:p text:style-name="P3">Quella dello stato di natura non costituisce una realtà effettiva totalmente realizzata che avrebbe portato all’estinzione umana , ma un’ipotesi teorica su quello che potrebbe accadere se non ci fosse un potere superiore a regolamentare i rapporti umani.</text:p>
      <text:p text:style-name="P3">Attraverso un ragionamento deduttivo egli afferma che se lo stato di natura è caratterizzato da ostilità che può distruggere l’uomo, alloro chi desidera continuare a vivere in questo modo si contraddice perché vuole contemporaneamente vita e morte.</text:p>
      <text:p text:style-name="P1"><text:span text:style-name="T1">L’unica via per sopravvivere è quella l</text:span><text:span text:style-name="T2">a via della ragione</text:span><text:span text:style-name="T1">, rinunciare al diritto naturale e all’illimitata libertà, <text:s/>creando <text:s/>una società politica e civile. Gli uomini devono seguire le </text:span><text:span text:style-name="T2">3 massime della ragione</text:span><text:span text:style-name="T1"> o leggi naturali: cercare un compromesso per ottenere la pace, limitare i propri diritti in relazione a quelli degli altri, rispettare i patti. Da queste 3 massime fondamentali derivano tutte le altre leggi. Una società politica e civile stabile e sicura è fondata su </text:span><text:span text:style-name="T2">patti volontari</text:span><text:span text:style-name="T1">:</text:span></text:p>
      <text:p text:style-name="P1"><text:span text:style-name="T1">- </text:span><text:span text:style-name="T2">patto di unione</text:span><text:span text:style-name="T1"> che stabilisce la convergenza di molte volontà verso un solo scopo, cioè aggregarsi in un corpo sociale unico e abbandonare lo stato di natura per ottenere pace e aiuto reciproco per il bene comune;</text:span></text:p>
      <text:p text:style-name="P1"><text:span text:style-name="T1">- </text:span><text:span text:style-name="T2">patto di sottomissione </text:span><text:span text:style-name="T1"><text:s/>che prevede che tutti gli uomini conferiscono tutti i loro diritti e poteri ad un singolo (re) o ad un’assemblea che riduce i numerosi voleri ad un’unica volontà; è il patto con cui gli individui delegano il potere ad un re o a un’assemblea ottenendo in cambio garanzia di sicurezza e stabilità.</text:span></text:p>
      <text:p text:style-name="P3">Il potere attribuito all’autorità, che deve emanare e far rispettare le leggi deve essere assoluto e lo Stato assoluto viene chiamato Leviatano (mostro marino terribile); il potere del sovrano immenso.</text:p>
      <text:p text:style-name="P1"><text:span text:style-name="T1">Il </text:span><text:span text:style-name="T2">sovrano</text:span><text:span text:style-name="T1"> è un’individuo superiore a tutti gli altri uomini che diventano sudditi. Il sovrano può raggiungere il suo ruolo in due modi: con l’uso della forza – </text:span><text:span text:style-name="T2">Stato per autorità e dispotico </text:span><text:span text:style-name="T1">o attraverso un accordo tra persone <text:s/>che si uniscono volontariamente e delegano i loro poteri all’autorità – </text:span><text:span text:style-name="T2">Stato politico o istituzionale</text:span><text:span text:style-name="T1">. Egli si sofferma maggiormente sul secondo (giusnaturalismo moderno).</text:span></text:p>
      <text:p text:style-name="P1"><text:span text:style-name="T1">Hobbes ritiene che esistano solo</text:span><text:span text:style-name="T2"> 3 forme di governo</text:span><text:span text:style-name="T1">: monarchia, aristocrazia (gruppo persone), democrazia (assemblea), le altre sono forme degenerate: tirannia, oligarchia e anarchia.</text:span></text:p>
      <text:p text:style-name="P1"><text:span text:style-name="T1">Per lui la </text:span><text:span text:style-name="T2">miglior forma di governo è la monarchia</text:span><text:span text:style-name="T1"> per vari motivi: perché il sovrano non ha motivo per agire per il proprio interesse privato a danno di quello pubblico, perché non ha giovamento dalla povertà e insicurezza dei sudditi; <text:s/>il re può prendere decisioni in modo segreto senza che raggiungano il popolo, </text:span><text:soft-page-break/><text:span text:style-name="T1">evitando di provocare dissensi dannosi; il potere è accentrato nelle mani di una persona sola e questo evita conflitti e guerre civili. Gli inconvenienti possono esserci ma sempre inferiori rispetto all’assemblea: favoritismi, un sovrano fanciullo incapace di governare ma si può risolvere il problema nominando un tutore temporaneo.</text:span></text:p>
      <text:p text:style-name="P1"><text:span text:style-name="T2">Caratteristiche del potere del sovrano</text:span><text:span text:style-name="T1"> per Hobbes: non ha mai termine fino alla morte; costringe all’obbedienza delle leggi (civili) ma non è tenuto a rispettarle, perché deve rispondere solo alla propria ragione individuale che gli comanda solo di pace e protezione ai sudditi; ha il totale controllo delle azioni e delle opinioni dei sudditi e della punizione in caso di dissenso e disobbedienza che metterebbero in pericolo la stabilità dello Stato; coincide con la legge e stabilisce i criteri di cosa è giusto o sbagliato; incorpora anche il potere religioso.</text:span></text:p>
      <text:p text:style-name="P1"><text:span text:style-name="T1">Il</text:span><text:span text:style-name="T2"> potere del sovrano</text:span><text:span text:style-name="T1"> deve avere dei </text:span><text:span text:style-name="T2">limiti</text:span><text:span text:style-name="T1">: non può emanare ordini che mettono in pericolo la vita e la sicurezza dei sudditi che hanno sottoscritto un patto in cambio di protezione e sicurezza; lascia un margine di libertà ai sudditi nella sfera privata; garanzia di leggi uguali per tutti. Nei casi in cui non ci sia una regolamentazione stabilita dal sovrano, il suddito è libero di agire come meglio crede.</text:span></text:p>
      <text:p text:style-name="P1"><text:span text:style-name="T1">Hobbes era </text:span><text:span text:style-name="T2">anglicano</text:span><text:span text:style-name="T1">, ma solo formalmente, perché il suo razionalismo lo portava a non riconoscere alle religioni un’ autonomia. Egli affermava che la Chiesa sia anglicana che cattolica fossero una minaccia per l’unità e la stabilità dello Stato e una delle principali cause delle guerre civili.</text:span></text:p>
      <text:p text:style-name="P3">Egli afferma che esse non devono pretendere di detenere il potere temporale perché per lui il loro unico scopo è assoggettare <text:s/>gli uomini e prevaricare il potere legittimo dello Stato; egli poi critica la censura ecclesiastica , l’Inquisizione e la condanna di Galileo.</text:p>
      <text:p text:style-name="P1"><text:span text:style-name="T1">Secondo Hobbes anche i cristiani devono rispettare le leggi dello Stato; violandole trasgrediscono non solo alle leggi civili ma anche alla legge divina che è il fondamento della natura razionale degli uomini. Inoltre afferma che non si può ammettere alcuna autorità indipendente che contrasti il dominio <text:s/>del potere assoluto del sovrano che discende dall’esigenza razionale e naturale di mantenere la pace e la sopravvivenza. Per questo il c</text:span><text:span text:style-name="T2">apo dello Stato </text:span><text:span text:style-name="T1">deve essere anche la suprema </text:span><text:span text:style-name="T2">autorità religiosa</text:span><text:span text:style-name="T1"> che nomina i sui pastori. Egli esercita il suo potere religioso per diritto divino, mentre i pastori per diritto dato dal sovrano.</text:span></text:p>
      <text:p text:style-name="P3">GIUSNATURALISMO: esistenza di una legge di natura razionale e universale; patto tra individui; potere sovrano assoluto; negazione dell’idea che il potere sovrano discende dalla volontà di Dio; autonomia della politica che dipende solo <text:s/>dalla ragione umana; necessità della politica; carattere totalmente laico dello Stato.</text:p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lef" svg:font-family="Ale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ef1" svg:font-family="Ale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19:33:40.956607026</meta:creation-date>
    <dc:date>2021-04-08T19:42:24.268946317</dc:date>
    <meta:editing-duration>PT2M24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3" meta:paragraph-count="37" meta:word-count="1994" meta:character-count="12872" meta:non-whitespace-character-count="10900"/>
  </office:meta>
</office:document-meta>
</file>